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ical Asset List v1.0</text:p>
      <text:p text:style-name="Standard">10/16/13</text:p>
      <text:p text:style-name="Standard">Not in order of importance</text:p>
      <text:p text:style-name="Standard"/>
      <text:list xml:id="list6046701429621122139" text:style-name="L1">
        <text:list-item>
          <text:p text:style-name="P1">openGL graphics library</text:p>
        </text:list-item>
        <text:list-item>
          <text:p text:style-name="P1">graphics engine</text:p>
          <text:list>
            <text:list-item>
              <text:p text:style-name="P1">pixel themed</text:p>
            </text:list-item>
          </text:list>
        </text:list-item>
        <text:list-item>
          <text:p text:style-name="P1">physics engine</text:p>
          <text:list>
            <text:list-item>
              <text:p text:style-name="P1">game objects</text:p>
            </text:list-item>
            <text:list-item>
              <text:p text:style-name="P1">gravity</text:p>
            </text:list-item>
            <text:list-item>
              <text:p text:style-name="P1">coliders</text:p>
            </text:list-item>
            <text:list-item>
              <text:p text:style-name="P1">light (position is static)</text:p>
            </text:list-item>
            <text:list-item>
              <text:p text:style-name="P1">water (simple)</text:p>
            </text:list-item>
            <text:list-item>
              <text:p text:style-name="P1">camera</text:p>
            </text:list-item>
          </text:list>
        </text:list-item>
        <text:list-item>
          <text:p text:style-name="P1">AI engine</text:p>
          <text:list>
            <text:list-item>
              <text:p text:style-name="P1">talking</text:p>
            </text:list-item>
            <text:list-item>
              <text:p text:style-name="P1">building</text:p>
            </text:list-item>
            <text:list-item>
              <text:p text:style-name="P1">fighting</text:p>
            </text:list-item>
            <text:list-item>
              <text:p text:style-name="P1">immediate memory</text:p>
            </text:list-item>
            <text:list-item>
              <text:p text:style-name="P1">long term memory</text:p>
              <text:list>
                <text:list-item>
                  <text:p text:style-name="P1">people</text:p>
                </text:list-item>
                <text:list-item>
                  <text:p text:style-name="P1">events</text:p>
                </text:list-item>
              </text:list>
            </text:list-item>
            <text:list-item>
              <text:p text:style-name="P1">logic</text:p>
            </text:list-item>
            <text:list-item>
              <text:p text:style-name="P1">socail capital</text:p>
              <text:list>
                <text:list-item>
                  <text:p text:style-name="P1">issueing jobs</text:p>
                </text:list-item>
                <text:list-item>
                  <text:p text:style-name="P1">accepting/denying jobs</text:p>
                </text:list-item>
              </text:list>
            </text:list-item>
            <text:list-item>
              <text:p text:style-name="P1">group think (basic)</text:p>
            </text:list-item>
            <text:list-item>
              <text:p text:style-name="P1">item value</text:p>
            </text:list-item>
          </text:list>
        </text:list-item>
        <text:list-item>
          <text:p text:style-name="P1">miscilanious code</text:p>
          <text:list>
            <text:list-item>
              <text:p text:style-name="P1">music changing with mood</text:p>
            </text:list-item>
            <text:list-item>
              <text:p text:style-name="P1">menu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6S</meta:editing-duration>
    <meta:editing-cycles>4</meta:editing-cycles>
    <meta:generator>OpenOffice/4.0.0$Win32 OpenOffice.org_project/400m3$Build-9702</meta:generator>
    <dc:date>2013-10-16T21:09:19.30</dc:date>
    <dc:creator>Nate Schultz</dc:creator>
    <meta:document-statistic meta:table-count="0" meta:image-count="0" meta:object-count="0" meta:page-count="1" meta:paragraph-count="30" meta:word-count="88" meta:character-count="428"/>
    <meta:user-defined meta:name="Info 1"/>
    <meta:user-defined meta:name="Info 2"/>
    <meta:user-defined meta:name="Info 3"/>
    <meta:user-defined meta:name="Info 4"/>
  </office:meta>
</office:document-meta>
</file>